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1d87e8" officeooo:paragraph-rsid="001d87e8"/>
    </style:style>
    <style:style style:name="P2" style:family="paragraph" style:parent-style-name="Standard">
      <style:paragraph-properties fo:line-height="150%" fo:text-align="start" style:justify-single-word="false"/>
      <style:text-properties officeooo:rsid="001d87e8" officeooo:paragraph-rsid="001d87e8"/>
    </style:style>
    <style:style style:name="P3" style:family="paragraph" style:parent-style-name="Standard" style:list-style-name="L2">
      <style:paragraph-properties fo:line-height="150%" fo:text-align="start" style:justify-single-word="false"/>
      <style:text-properties officeooo:rsid="001d87e8" officeooo:paragraph-rsid="001d87e8"/>
    </style:style>
    <style:style style:name="P4" style:family="paragraph" style:parent-style-name="Standard" style:list-style-name="L2">
      <style:paragraph-properties fo:line-height="150%" fo:text-align="start" style:justify-single-word="false"/>
      <style:text-properties officeooo:rsid="001f14bb" officeooo:paragraph-rsid="001f14bb"/>
    </style:style>
    <style:style style:name="P5" style:family="paragraph" style:parent-style-name="Standard">
      <style:paragraph-properties fo:line-height="150%" fo:text-align="center" style:justify-single-word="false"/>
      <style:text-properties fo:font-weight="bold" officeooo:rsid="001d87e8" officeooo:paragraph-rsid="001d87e8" style:font-weight-asian="bold" style:font-weight-complex="bold"/>
    </style:style>
    <style:style style:name="T1" style:family="text">
      <style:text-properties officeooo:rsid="001f080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rett Worley</text:p>
      <text:p text:style-name="P1">CEG-3110-01</text:p>
      <text:p text:style-name="P5">Project 1 Requirements</text:p>
      <text:p text:style-name="P2"/>
      <text:list xml:id="list8436399568025414233" text:style-name="L2">
        <text:list-item>
          <text:p text:style-name="P3">The program shall <text:span text:style-name="T1">roll a given number of six-sided dice randomly.</text:span></text:p>
        </text:list-item>
        <text:list-item>
          <text:p text:style-name="P4">The program shall ask the user to input the number of dice to roll.</text:p>
        </text:list-item>
        <text:list-item>
          <text:p text:style-name="P4">The program will print out the results of the dice rolls to the us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ett </meta:initial-creator>
    <meta:creation-date>2015-09-07T15:31:43.945192555</meta:creation-date>
    <dc:date>2015-09-07T23:09:10.580656055</dc:date>
    <dc:creator>Brett </dc:creator>
    <meta:editing-duration>PT7H7M5S</meta:editing-duration>
    <meta:editing-cycles>3</meta:editing-cycles>
    <meta:generator>LibreOffice/4.3.3.2$Linux_X86_64 LibreOffice_project/430m0$Build-2</meta:generator>
    <meta:document-statistic meta:table-count="0" meta:image-count="0" meta:object-count="0" meta:page-count="1" meta:paragraph-count="6" meta:word-count="48" meta:character-count="252" meta:non-whitespace-character-count="213"/>
  </office:meta>
</office:document-meta>
</file>